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4000001B69D044BB26C20EC5F.png" manifest:media-type="image/png"/>
  <manifest:file-entry manifest:full-path="Pictures/100000010000039900000400E75CA5855DF18CCF.png" manifest:media-type="image/png"/>
  <manifest:file-entry manifest:full-path="Pictures/10000000000009B300000377907063678E044AE1.png" manifest:media-type="image/png"/>
  <manifest:file-entry manifest:full-path="Pictures/100000010000040000000400BB7371E58C0803C8.png" manifest:media-type="image/png"/>
  <manifest:file-entry manifest:full-path="Pictures/10000001000000A0000000A0CDC86FAE98EB5621.png" manifest:media-type="image/png"/>
  <manifest:file-entry manifest:full-path="Pictures/10000001000001DA000002041756078FA86C1A43.png" manifest:media-type="image/png"/>
  <manifest:file-entry manifest:full-path="Pictures/1000000100000500000004FBF349E8A91428F4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svg:stroke-opacity="0%" draw:fill-color="#999999" draw:textarea-horizontal-align="justify" draw:textarea-vertical-align="middle" draw:auto-grow-height="false" fo:min-height="1.964cm" fo:min-width="0.871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336cm" fo:min-width="1.198cm"/>
    </style:style>
    <style:style style:name="gr4" style:family="graphic" style:parent-style-name="standard">
      <style:graphic-properties svg:stroke-color="#000000" draw:fill-color="#000000" draw:textarea-vertical-align="middle" draw:auto-grow-height="false" fo:min-height="1.655cm" fo:min-width="1.405cm" fo:wrap-option="wrap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326cm" fo:min-width="0.68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336cm" fo:min-width="1.198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95cm, 11.232cm, 2.853cm, 11.04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draw:fill="solid" draw:fill-color="#b2b2b2" fo:min-height="1.2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solid" draw:fill-color="#b2b2b2"/>
      <style:paragraph-properties style:writing-mode="lr-tb"/>
      <style:text-properties style:font-name="Cantarell" fo:font-size="28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000000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Cantarell" fo:font-size="28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275cm" svg:height="1.27cm" svg:x="3.746cm" svg:y="6.632cm">
          <draw:image xlink:href="Pictures/1000000100000500000004FBF349E8A91428F49E.png" xlink:type="simple" xlink:show="embed" xlink:actuate="onLoad" draw:mime-type="image/png">
            <text:p/>
          </draw:image>
        </draw:frame>
        <draw:custom-shape draw:style-name="gr2" draw:text-style-name="P2" draw:layer="layout" svg:width="1.37cm" svg:height="2.605cm" draw:transform="rotate (1.5707963267949) translate (9.145cm 8.79cm)">
          <text:p/>
          <draw:enhanced-geometry svg:viewBox="0 0 88 21600" draw:mirror-horizontal="false" draw:mirror-vertical="false" draw:glue-points="44 ?f6 44 0 0 10800 44 21600 88 10800" draw:text-areas="0 ?f6 88 ?f3" draw:type="can" draw:modifiers="2163.7467476149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" draw:text-style-name="P3" draw:layer="layout" svg:width="26.67cm" svg:height="1.27cm" svg:x="0.635cm" svg:y="0.7cm" presentation:class="title" presentation:user-transformed="true">
          <draw:text-box>
            <text:p><text:span text:style-name="T1">Bi</text:span><text:span text:style-name="T1">g </text:span><text:span text:style-name="T1">Da</text:span><text:span text:style-name="T1">ta </text:span><text:span text:style-name="T1">Pl</text:span><text:span text:style-name="T1">ay</text:span><text:span text:style-name="T1">gr</text:span><text:span text:style-name="T1">ou</text:span><text:span text:style-name="T1">nd</text:span></text:p>
          </draw:text-box>
        </draw:frame>
        <draw:frame draw:style-name="gr1" draw:text-style-name="P1" draw:layer="layout" svg:width="2.916cm" svg:height="3.175cm" svg:x="6.294cm" svg:y="6.58cm">
          <draw:image xlink:href="Pictures/10000001000001DA000002041756078FA86C1A43.png" xlink:type="simple" xlink:show="embed" xlink:actuate="onLoad" draw:mime-type="image/png">
            <text:p/>
          </draw:image>
        </draw:frame>
        <draw:frame draw:style-name="gr1" draw:text-style-name="P1" draw:layer="layout" svg:width="1.43cm" svg:height="1.43cm" svg:x="3.095cm" svg:y="7.455cm">
          <draw:image xlink:href="Pictures/100000010000040000000400BB7371E58C0803C8.png" xlink:type="simple" xlink:show="embed" xlink:actuate="onLoad" draw:mime-type="image/png">
            <text:p/>
          </draw:image>
        </draw:frame>
        <draw:frame draw:style-name="gr1" draw:text-style-name="P1" draw:layer="layout" svg:width="4.634cm" svg:height="1.655cm" svg:x="16.006cm" svg:y="4.445cm">
          <draw:image xlink:href="Pictures/10000000000009B300000377907063678E044AE1.png" xlink:type="simple" xlink:show="embed" xlink:actuate="onLoad" draw:mime-type="image/png">
            <text:p/>
          </draw:image>
        </draw:frame>
        <draw:frame draw:style-name="gr1" draw:text-style-name="P1" draw:layer="layout" svg:width="2.855cm" svg:height="3.175cm" svg:x="21.91cm" svg:y="9.76cm">
          <draw:image xlink:href="Pictures/100000010000039900000400E75CA5855DF18CCF.png" xlink:type="simple" xlink:show="embed" xlink:actuate="onLoad" draw:mime-type="image/png">
            <text:p/>
          </draw:image>
        </draw:frame>
        <draw:frame draw:style-name="gr1" draw:text-style-name="P1" draw:layer="layout" svg:width="1.275cm" svg:height="1.27cm" svg:x="12.045cm" svg:y="6.932cm">
          <draw:image xlink:href="Pictures/1000000100000500000004FBF349E8A91428F49E.png" xlink:type="simple" xlink:show="embed" xlink:actuate="onLoad" draw:mime-type="image/png">
            <text:p/>
          </draw:image>
        </draw:frame>
        <draw:frame draw:style-name="gr1" draw:text-style-name="P1" draw:layer="layout" svg:width="1.275cm" svg:height="1.27cm" svg:x="16.825cm" svg:y="9.995cm">
          <draw:image xlink:href="Pictures/1000000100000500000004FBF349E8A91428F49E.png" xlink:type="simple" xlink:show="embed" xlink:actuate="onLoad" draw:mime-type="image/png">
            <text:p/>
          </draw:image>
        </draw:frame>
        <draw:frame draw:style-name="gr1" draw:text-style-name="P1" draw:layer="layout" svg:width="1.905cm" svg:height="1.905cm" svg:x="17.465cm" svg:y="10.63cm">
          <draw:image xlink:href="Pictures/10000001000000A0000000A0CDC86FAE98EB5621.png" xlink:type="simple" xlink:show="embed" xlink:actuate="onLoad" draw:mime-type="image/png">
            <text:p/>
          </draw:image>
        </draw:frame>
        <draw:custom-shape draw:style-name="gr3" draw:text-style-name="P4" draw:layer="layout" svg:width="1.94cm" svg:height="1.17cm" svg:x="9.61cm" svg:y="7.5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905cm" svg:height="1.905cm" draw:transform="rotate (-3.14159265358979) translate (15.551cm 6.35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4" draw:text-style-name="P4" draw:layer="layout" svg:width="1.905cm" svg:height="1.905cm" draw:transform="rotate (-3.14159265358979) translate (15.551cm 11.891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5" draw:text-style-name="P5" draw:layer="layout" svg:width="1.416cm" svg:height="1.17cm" svg:x="5.235cm" svg:y="7.52cm">
          <text:p/>
          <draw:enhanced-geometry svg:viewBox="0 0 21600 21600" draw:mirror-horizontal="false" draw:mirror-vertical="false" draw:text-areas="0 ?f0 ?f5 ?f2" draw:type="right-arrow" draw:modifiers="14267.8899082569 5479.24528301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1.94cm" svg:height="1.17cm" svg:x="19.97cm" svg:y="10.59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4.444cm" svg:height="3.174cm" svg:x="12.62cm" svg:y="6.621cm">
          <draw:image xlink:href="Pictures/1000000100000494000001B69D044BB26C20EC5F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8T18:39:11.883582307</dc:date>
    <meta:editing-duration>PT19M16S</meta:editing-duration>
    <meta:editing-cycles>4</meta:editing-cycles>
    <meta:generator>LibreOffice/7.4.7.2$Linux_X86_64 LibreOffice_project/40$Build-2</meta:generator>
    <meta:document-statistic meta:object-count="39"/>
  </office:meta>
</office:document-meta>
</file>